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6.959593554" calcext:value-type="float">
            <text:p>96,96</text:p>
          </table:table-cell>
          <table:table-cell table:style-name="ce3" table:formula="of:=100 - SUM([.A2:.B2])" office:value-type="float" office:value="3.04040644600001" calcext:value-type="float">
            <text:p>3,04</text:p>
          </table:table-cell>
          <table:table-cell/>
          <table:table-cell table:style-name="ce4" table:formula="of:=[.E18]+[.H18]" office:value-type="float" office:value="12214" calcext:value-type="float">
            <text:p>12214</text:p>
          </table:table-cell>
          <table:table-cell table:formula="of:=12597-[.E2]" office:value-type="float" office:value="383" calcext:value-type="float">
            <text:p>383</text:p>
          </table:table-cell>
          <table:table-cell office:value-type="float" office:value="0.00914788246155" calcext:value-type="float">
            <text:p>0,0091478825</text:p>
          </table:table-cell>
          <table:table-cell office:value-type="float" office:value="19.8294198513" calcext:value-type="float">
            <text:p>19,829419851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1024847186" calcext:value-type="float">
            <text:p>97,10</text:p>
          </table:table-cell>
          <table:table-cell table:style-name="ce3" table:formula="of:=100 - SUM([.A3:.B3])" office:value-type="float" office:value="2.8975152814" calcext:value-type="float">
            <text:p>2,90</text:p>
          </table:table-cell>
          <table:table-cell/>
          <table:table-cell table:style-name="ce4" table:formula="of:=[.E19]+[.H19]" office:value-type="float" office:value="12232" calcext:value-type="float">
            <text:p>12232</text:p>
          </table:table-cell>
          <table:table-cell table:formula="of:=12597-[.E3]" office:value-type="float" office:value="365" calcext:value-type="float">
            <text:p>365</text:p>
          </table:table-cell>
          <table:table-cell office:value-type="float" office:value="0.00974607467651" calcext:value-type="float">
            <text:p>0,0097460747</text:p>
          </table:table-cell>
          <table:table-cell office:value-type="float" office:value="19.3821260929" calcext:value-type="float">
            <text:p>19,382126092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0945463206" calcext:value-type="float">
            <text:p>97,09</text:p>
          </table:table-cell>
          <table:table-cell table:style-name="ce3" table:formula="of:=100 - SUM([.A4:.B4])" office:value-type="float" office:value="2.9054536794" calcext:value-type="float">
            <text:p>2,91</text:p>
          </table:table-cell>
          <table:table-cell/>
          <table:table-cell table:style-name="ce4" table:formula="of:=[.E20]+[.H20]" office:value-type="float" office:value="12231" calcext:value-type="float">
            <text:p>12231</text:p>
          </table:table-cell>
          <table:table-cell table:formula="of:=12597-[.E4]" office:value-type="float" office:value="366" calcext:value-type="float">
            <text:p>366</text:p>
          </table:table-cell>
          <table:table-cell office:value-type="float" office:value="0.00914001464844" calcext:value-type="float">
            <text:p>0,0091400146</text:p>
          </table:table-cell>
          <table:table-cell office:value-type="float" office:value="19.4153549671" calcext:value-type="float">
            <text:p>19,415354967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6.9754703501" calcext:value-type="float">
            <text:p>96,98</text:p>
          </table:table-cell>
          <table:table-cell table:style-name="ce3" table:formula="of:=100 - SUM([.A5:.B5])" office:value-type="float" office:value="3.0245296499" calcext:value-type="float">
            <text:p>3,02</text:p>
          </table:table-cell>
          <table:table-cell/>
          <table:table-cell table:style-name="ce4" table:formula="of:=[.E21]+[.H21]" office:value-type="float" office:value="12216" calcext:value-type="float">
            <text:p>12216</text:p>
          </table:table-cell>
          <table:table-cell table:formula="of:=12597-[.E5]" office:value-type="float" office:value="381" calcext:value-type="float">
            <text:p>381</text:p>
          </table:table-cell>
          <table:table-cell office:value-type="float" office:value="0.00970387458801" calcext:value-type="float">
            <text:p>0,0097038746</text:p>
          </table:table-cell>
          <table:table-cell office:value-type="float" office:value="19.4042840004" calcext:value-type="float">
            <text:p>19,404284000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0707311265" calcext:value-type="float">
            <text:p>97,07</text:p>
          </table:table-cell>
          <table:table-cell table:style-name="ce3" table:formula="of:=100 - SUM([.A6:.B6])" office:value-type="float" office:value="2.92926887350001" calcext:value-type="float">
            <text:p>2,93</text:p>
          </table:table-cell>
          <table:table-cell/>
          <table:table-cell table:style-name="ce4" table:formula="of:=[.E22]+[.H22]" office:value-type="float" office:value="12228" calcext:value-type="float">
            <text:p>12228</text:p>
          </table:table-cell>
          <table:table-cell table:formula="of:=12597-[.E6]" office:value-type="float" office:value="369" calcext:value-type="float">
            <text:p>369</text:p>
          </table:table-cell>
          <table:table-cell office:value-type="float" office:value="0.00950694084167" calcext:value-type="float">
            <text:p>0,0095069408</text:p>
          </table:table-cell>
          <table:table-cell office:value-type="float" office:value="19.4448847771" calcext:value-type="float">
            <text:p>19,444884777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1898070969" calcext:value-type="float">
            <text:p>97,19</text:p>
          </table:table-cell>
          <table:table-cell table:style-name="ce3" table:formula="of:=100 - SUM([.A7:.B7])" office:value-type="float" office:value="2.8101929031" calcext:value-type="float">
            <text:p>2,81</text:p>
          </table:table-cell>
          <table:table-cell/>
          <table:table-cell table:style-name="ce4" table:formula="of:=[.E23]+[.H23]" office:value-type="float" office:value="12243" calcext:value-type="float">
            <text:p>12243</text:p>
          </table:table-cell>
          <table:table-cell table:formula="of:=12597-[.E7]" office:value-type="float" office:value="354" calcext:value-type="float">
            <text:p>354</text:p>
          </table:table-cell>
          <table:table-cell office:value-type="float" office:value="0.00908613204956" calcext:value-type="float">
            <text:p>0,009086132</text:p>
          </table:table-cell>
          <table:table-cell office:value-type="float" office:value="19.435598135" calcext:value-type="float">
            <text:p>19,43559813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0310391363" calcext:value-type="float">
            <text:p>97,03</text:p>
          </table:table-cell>
          <table:table-cell table:style-name="ce3" table:formula="of:=100 - SUM([.A8:.B8])" office:value-type="float" office:value="2.9689608637" calcext:value-type="float">
            <text:p>2,97</text:p>
          </table:table-cell>
          <table:table-cell/>
          <table:table-cell table:style-name="ce4" table:formula="of:=[.E24]+[.H24]" office:value-type="float" office:value="12223" calcext:value-type="float">
            <text:p>12223</text:p>
          </table:table-cell>
          <table:table-cell table:formula="of:=12597-[.E8]" office:value-type="float" office:value="374" calcext:value-type="float">
            <text:p>374</text:p>
          </table:table-cell>
          <table:table-cell office:value-type="float" office:value="0.00924301147461" calcext:value-type="float">
            <text:p>0,0092430115</text:p>
          </table:table-cell>
          <table:table-cell office:value-type="float" office:value="19.3979420662" calcext:value-type="float">
            <text:p>19,39794206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0153992697" calcext:value-type="float">
            <text:p>97,02</text:p>
          </table:table-cell>
          <table:table-cell table:style-name="ce3" table:formula="of:=100 - SUM([.A9:.B9])" office:value-type="float" office:value="2.9846007303" calcext:value-type="float">
            <text:p>2,98</text:p>
          </table:table-cell>
          <table:table-cell/>
          <table:table-cell table:style-name="ce4" table:formula="of:=[.E25]+[.H25]" office:value-type="float" office:value="12221" calcext:value-type="float">
            <text:p>12221</text:p>
          </table:table-cell>
          <table:table-cell table:formula="of:=12597-[.E9]" office:value-type="float" office:value="376" calcext:value-type="float">
            <text:p>376</text:p>
          </table:table-cell>
          <table:table-cell office:value-type="float" office:value="0.00919914245605" calcext:value-type="float">
            <text:p>0,0091991425</text:p>
          </table:table-cell>
          <table:table-cell office:value-type="float" office:value="19.4207019806" calcext:value-type="float">
            <text:p>19,42070198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150341324" calcext:value-type="float">
            <text:p>97,15</text:p>
          </table:table-cell>
          <table:table-cell table:style-name="ce3" table:formula="of:=100 - SUM([.A10:.B10])" office:value-type="float" office:value="2.849658676" calcext:value-type="float">
            <text:p>2,85</text:p>
          </table:table-cell>
          <table:table-cell/>
          <table:table-cell table:style-name="ce4" table:formula="of:=[.E26]+[.H26]" office:value-type="float" office:value="12238" calcext:value-type="float">
            <text:p>12238</text:p>
          </table:table-cell>
          <table:table-cell table:formula="of:=12597-[.E10]" office:value-type="float" office:value="359" calcext:value-type="float">
            <text:p>359</text:p>
          </table:table-cell>
          <table:table-cell office:value-type="float" office:value="0.00938701629639" calcext:value-type="float">
            <text:p>0,0093870163</text:p>
          </table:table-cell>
          <table:table-cell office:value-type="float" office:value="19.3949220181" calcext:value-type="float">
            <text:p>19,394922018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1265280203" calcext:value-type="float">
            <text:p>97,13</text:p>
          </table:table-cell>
          <table:table-cell table:style-name="ce3" table:formula="of:=100 - SUM([.A11:.B11])" office:value-type="float" office:value="2.8734719797" calcext:value-type="float">
            <text:p>2,87</text:p>
          </table:table-cell>
          <table:table-cell/>
          <table:table-cell table:style-name="ce4" table:formula="of:=[.E27]+[.H27]" office:value-type="float" office:value="12235" calcext:value-type="float">
            <text:p>12235</text:p>
          </table:table-cell>
          <table:table-cell table:formula="of:=12597-[.E11]" office:value-type="float" office:value="362" calcext:value-type="float">
            <text:p>362</text:p>
          </table:table-cell>
          <table:table-cell office:value-type="float" office:value="0.00916886329651" calcext:value-type="float">
            <text:p>0,0091688633</text:p>
          </table:table-cell>
          <table:table-cell office:value-type="float" office:value="19.3848640919" calcext:value-type="float">
            <text:p>19,384864091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715940917" calcext:value-type="float">
            <text:p>97,0715940917</text:p>
          </table:table-cell>
          <table:table-cell table:formula="of:=AVERAGE([.C2:.C11])" office:value-type="float" office:value="2.9284059083" calcext:value-type="float">
            <text:p>2,928405908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8.1" calcext:value-type="float">
            <text:p>12228,1</text:p>
          </table:table-cell>
          <table:table-cell table:formula="of:=AVERAGE([.F2:.F11])" office:value-type="float" office:value="368.9" calcext:value-type="float">
            <text:p>368,9</text:p>
          </table:table-cell>
          <table:table-cell table:formula="of:=SUM([.G2:.G11])/10" office:value-type="float" office:value="0.00933289527893" calcext:value-type="float">
            <text:p>0,0093328953</text:p>
          </table:table-cell>
          <table:table-cell table:formula="of:=SUM([.H2:.H11])/10" office:value-type="float" office:value="19.45100979806" calcext:value-type="float">
            <text:p>19,451009798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4.8" calcext:value-type="float">
            <text:p>5834,8</text:p>
          </table:table-cell>
          <table:table-cell table:formula="of:=AVERAGE([.G18:.G27])" office:value-type="float" office:value="27.9" calcext:value-type="float">
            <text:p>27,9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354" calcext:value-type="float">
            <text:p>354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368" calcext:value-type="float">
            <text:p>636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41" calcext:value-type="float">
            <text:p>341</text:p>
          </table:table-cell>
          <table:table-cell table:formula="of:=AVERAGE([.H18:.H27])" office:value-type="float" office:value="6393.3" calcext:value-type="float">
            <text:p>6393,3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table:formula="of:=12597-SUM([.E19:.G19])" office:value-type="float" office:value="6386" calcext:value-type="float">
            <text:p>638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4" calcext:value-type="float">
            <text:p>5824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table:formula="of:=12597-SUM([.E20:.G20])" office:value-type="float" office:value="6407" calcext:value-type="float">
            <text:p>64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4.8" calcext:value-type="float">
            <text:p>5834,8</text:p>
          </table:table-cell>
          <table:table-cell table:number-columns-repeated="2"/>
          <table:table-cell office:value-type="float" office:value="5729" calcext:value-type="float">
            <text:p>5729</text:p>
          </table:table-cell>
          <table:table-cell office:value-type="float" office:value="347" calcext:value-type="float">
            <text:p>347</text:p>
          </table:table-cell>
          <table:table-cell office:value-type="float" office:value="34" calcext:value-type="float">
            <text:p>34</text:p>
          </table:table-cell>
          <table:table-cell table:formula="of:=12597-SUM([.E21:.G21])" office:value-type="float" office:value="6487" calcext:value-type="float">
            <text:p>648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1" calcext:value-type="float">
            <text:p>341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table:formula="of:=12597-SUM([.E22:.G22])" office:value-type="float" office:value="6385" calcext:value-type="float">
            <text:p>638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7.9" calcext:value-type="float">
            <text:p>27,9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table:formula="of:=12597-SUM([.E23:.G23])" office:value-type="float" office:value="6457" calcext:value-type="float">
            <text:p>645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3.3" calcext:value-type="float">
            <text:p>6393,3</text:p>
          </table:table-cell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338" calcext:value-type="float">
            <text:p>63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382" calcext:value-type="float">
            <text:p>638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0" calcext:value-type="float">
            <text:p>5870</text:p>
          </table:table-cell>
          <table:table-cell office:value-type="float" office:value="328" calcext:value-type="float">
            <text:p>328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368" calcext:value-type="float">
            <text:p>636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355" calcext:value-type="float">
            <text:p>63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715249662618" calcext:value-type="float">
            <text:p>0,9707152497</text:p>
          </table:table-cell>
          <table:table-cell table:number-columns-repeated="2"/>
          <table:table-cell table:formula="of:=SUM([.E18:.E27])/10" office:value-type="float" office:value="5834.8" calcext:value-type="float">
            <text:p>5834,8</text:p>
          </table:table-cell>
          <table:table-cell table:formula="of:=SUM([.F18:.F27])/10" office:value-type="float" office:value="341" calcext:value-type="float">
            <text:p>341</text:p>
          </table:table-cell>
          <table:table-cell table:formula="of:=SUM([.G18:.G27])/10" office:value-type="float" office:value="27.9" calcext:value-type="float">
            <text:p>27,9</text:p>
          </table:table-cell>
          <table:table-cell table:formula="of:=SUM([.H18:.H27])/10" office:value-type="float" office:value="6393.3" calcext:value-type="float">
            <text:p>6393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2847503373819" calcext:value-type="float">
            <text:p>0,0292847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241100516827" calcext:value-type="float">
            <text:p>0,9952411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363705210638" calcext:value-type="float">
            <text:p>0,94936370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7:53.754177000</meta:creation-date>
    <dc:date>2018-01-19T13:41:01.292190504</dc:date>
    <meta:editing-duration>PT3M7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